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866433859" calcext:value-type="float">
            <text:p>1,866433859</text:p>
          </table:table-cell>
          <table:table-cell office:value-type="float" office:value="0.3883151412" calcext:value-type="float">
            <text:p>0,3883151412</text:p>
          </table:table-cell>
          <table:table-cell office:value-type="float" office:value="0.01604348049" calcext:value-type="float">
            <text:p>0,0160434805</text:p>
          </table:table-cell>
          <table:table-cell office:value-type="float" office:value="0.002029991476" calcext:value-type="float">
            <text:p>0,00202999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7" calcext:value-type="float">
            <text:p>16807</text:p>
          </table:table-cell>
          <table:table-cell office:value-type="float" office:value="1.75444603" calcext:value-type="float">
            <text:p>1,75444603</text:p>
          </table:table-cell>
          <table:table-cell office:value-type="float" office:value="0.4049791396" calcext:value-type="float">
            <text:p>0,4049791396</text:p>
          </table:table-cell>
          <table:table-cell office:value-type="float" office:value="0.004391622264" calcext:value-type="float">
            <text:p>0,0043916223</text:p>
          </table:table-cell>
          <table:table-cell office:value-type="float" office:value="0.0003071064421" calcext:value-type="float">
            <text:p>0,00030710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12" calcext:value-type="float">
            <text:p>17212</text:p>
          </table:table-cell>
          <table:table-cell office:value-type="float" office:value="1.323020101" calcext:value-type="float">
            <text:p>1,323020101</text:p>
          </table:table-cell>
          <table:table-cell office:value-type="float" office:value="0.5478742719" calcext:value-type="float">
            <text:p>0,5478742719</text:p>
          </table:table-cell>
          <table:table-cell office:value-type="float" office:value="0.001918695285" calcext:value-type="float">
            <text:p>0,0019186953</text:p>
          </table:table-cell>
          <table:table-cell table:style-name="ce1" office:value-type="float" office:value="0.00008993883966" calcext:value-type="float">
            <text:p>8,9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407" calcext:value-type="float">
            <text:p>17407</text:p>
          </table:table-cell>
          <table:table-cell office:value-type="float" office:value="1.108374238" calcext:value-type="float">
            <text:p>1,108374238</text:p>
          </table:table-cell>
          <table:table-cell office:value-type="float" office:value="0.5989917517" calcext:value-type="float">
            <text:p>0,5989917517</text:p>
          </table:table-cell>
          <table:table-cell office:value-type="float" office:value="0.001096458756" calcext:value-type="float">
            <text:p>0,0010964588</text:p>
          </table:table-cell>
          <table:table-cell table:style-name="ce1" office:value-type="float" office:value="0.00002963402039" calcext:value-type="float">
            <text:p>2,9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93" calcext:value-type="float">
            <text:p>17493</text:p>
          </table:table-cell>
          <table:table-cell office:value-type="float" office:value="1.333291531" calcext:value-type="float">
            <text:p>1,333291531</text:p>
          </table:table-cell>
          <table:table-cell office:value-type="float" office:value="0.5060958266" calcext:value-type="float">
            <text:p>0,5060958266</text:p>
          </table:table-cell>
          <table:table-cell office:value-type="float" office:value="0.00109099492" calcext:value-type="float">
            <text:p>0,0010909949</text:p>
          </table:table-cell>
          <table:table-cell table:style-name="ce1" office:value-type="float" office:value="0.00002948634756" calcext:value-type="float">
            <text:p>2,9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58" calcext:value-type="float">
            <text:p>17558</text:p>
          </table:table-cell>
          <table:table-cell office:value-type="float" office:value="1.272630215" calcext:value-type="float">
            <text:p>1,272630215</text:p>
          </table:table-cell>
          <table:table-cell office:value-type="float" office:value="0.5737220049" calcext:value-type="float">
            <text:p>0,5737220049</text:p>
          </table:table-cell>
          <table:table-cell office:value-type="float" office:value="0.001174984616" calcext:value-type="float">
            <text:p>0,0011749846</text:p>
          </table:table-cell>
          <table:table-cell table:style-name="ce1" office:value-type="float" office:value="0.00008812384476" calcext:value-type="float">
            <text:p>8,8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89" calcext:value-type="float">
            <text:p>17689</text:p>
          </table:table-cell>
          <table:table-cell office:value-type="float" office:value="1.278257251" calcext:value-type="float">
            <text:p>1,278257251</text:p>
          </table:table-cell>
          <table:table-cell office:value-type="float" office:value="0.4964716434" calcext:value-type="float">
            <text:p>0,4964716434</text:p>
          </table:table-cell>
          <table:table-cell office:value-type="float" office:value="0.001982565038" calcext:value-type="float">
            <text:p>0,001982565</text:p>
          </table:table-cell>
          <table:table-cell office:value-type="float" office:value="0.0002040875843" calcext:value-type="float">
            <text:p>0,00020408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87" calcext:value-type="float">
            <text:p>17887</text:p>
          </table:table-cell>
          <table:table-cell office:value-type="float" office:value="1.292311072" calcext:value-type="float">
            <text:p>1,292311072</text:p>
          </table:table-cell>
          <table:table-cell office:value-type="float" office:value="0.5992379189" calcext:value-type="float">
            <text:p>0,5992379189</text:p>
          </table:table-cell>
          <table:table-cell office:value-type="float" office:value="0.001585379941" calcext:value-type="float">
            <text:p>0,0015853799</text:p>
          </table:table-cell>
          <table:table-cell table:style-name="ce1" office:value-type="float" office:value="0.00005765017704" calcext:value-type="float">
            <text:p>5,77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62" calcext:value-type="float">
            <text:p>18062</text:p>
          </table:table-cell>
          <table:table-cell office:value-type="float" office:value="1.353064537" calcext:value-type="float">
            <text:p>1,353064537</text:p>
          </table:table-cell>
          <table:table-cell office:value-type="float" office:value="0.5464792252" calcext:value-type="float">
            <text:p>0,5464792252</text:p>
          </table:table-cell>
          <table:table-cell office:value-type="float" office:value="0.002140410943" calcext:value-type="float">
            <text:p>0,0021404109</text:p>
          </table:table-cell>
          <table:table-cell office:value-type="float" office:value="0.0002568493073" calcext:value-type="float">
            <text:p>0,00025684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302" calcext:value-type="float">
            <text:p>18302</text:p>
          </table:table-cell>
          <table:table-cell office:value-type="float" office:value="1.39087379" calcext:value-type="float">
            <text:p>1,39087379</text:p>
          </table:table-cell>
          <table:table-cell office:value-type="float" office:value="0.5141310096" calcext:value-type="float">
            <text:p>0,5141310096</text:p>
          </table:table-cell>
          <table:table-cell office:value-type="float" office:value="0.002083391882" calcext:value-type="float">
            <text:p>0,0020833919</text:p>
          </table:table-cell>
          <table:table-cell office:value-type="float" office:value="0.000253385515" calcext:value-type="float">
            <text:p>0,000253385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972702624" calcext:value-type="float">
            <text:p>1,3972702624</text:p>
          </table:table-cell>
          <table:table-cell table:formula="of:=AVERAGE([.D2:.D11])" office:value-type="float" office:value="0.5176297933" calcext:value-type="float">
            <text:p>0,5176297933</text:p>
          </table:table-cell>
          <table:table-cell table:formula="of:=AVERAGE([.E2:.E11])" office:value-type="float" office:value="0.0033507984135" calcext:value-type="float">
            <text:p>0,0033507984</text:p>
          </table:table-cell>
          <table:table-cell table:formula="of:=AVERAGE([.F2:.F11])" office:value-type="float" office:value="0.000334625355411" calcext:value-type="float">
            <text:p>0,0003346254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36:08.893520157</dc:date>
    <meta:document-statistic meta:table-count="1" meta:cell-count="70" meta:object-count="0"/>
    <meta:generator>LibreOffice/4.1.5.3$Linux_X86_64 LibreOffice_project/410m0$Build-3</meta:generator>
  </office:meta>
</office:document-meta>
</file>